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95cm" fo:min-width="1.26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73cm" fo:min-width="1.07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style:font-name="Bitstream Vera Sans"/>
    </style:style>
    <style:style style:name="P6" style:family="paragraph">
      <loext:graphic-properties draw:fill="none" draw:fill-color="#ffffff"/>
      <style:text-properties style:font-name="Bitstream Vera Sans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-33% 58%"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-33% 58%" fo:font-size="16pt" style:font-size-asian="16pt" style:font-size-complex="16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9" style:family="text">
      <style:text-properties style:text-position="-33% 58%" fo:font-weight="bold" style:font-weight-asian="bold" style:font-weight-complex="bold"/>
    </style:style>
    <style:style style:name="T10" style:family="text">
      <style:text-properties style:font-name="Bitstream Ver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016cm" svg:height="1.016cm" svg:x="3.55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73cm" svg:height="2.541cm" svg:x="8.657cm" svg:y="5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93cm" svg:height="2.225cm" svg:x="16.75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19.957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19.658cm" svg:y="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7cm" svg:height="1.114cm" svg:x="3.556cm" svg:y="6.704cm">
          <draw:text-box>
            <text:p><text:span text:style-name="T1">M</text:span><text:span text:style-name="T2">0</text:span></text:p>
          </draw:text-box>
        </draw:frame>
        <draw:frame draw:style-name="gr4" draw:text-style-name="P2" draw:layer="layout" svg:width="1.524cm" svg:height="1.114cm" svg:x="9.298cm" svg:y="6.504cm">
          <draw:text-box>
            <text:p><text:span text:style-name="T3">M</text:span><text:span text:style-name="T4">A</text:span></text:p>
          </draw:text-box>
        </draw:frame>
        <draw:frame draw:style-name="gr5" draw:text-style-name="P2" draw:layer="layout" svg:width="1.778cm" svg:height="1.116cm" svg:x="17.218cm" svg:y="6.504cm">
          <draw:text-box>
            <text:p><text:span text:style-name="T5">M</text:span><text:span text:style-name="T6">A-1</text:span></text:p>
          </draw:text-box>
        </draw:frame>
        <draw:frame draw:style-name="gr4" draw:text-style-name="P2" draw:layer="layout" svg:width="1.27cm" svg:height="1.114cm" svg:x="19.957cm" svg:y="8.228cm">
          <draw:text-box>
            <text:p><text:span text:style-name="T1">M</text:span><text:span text:style-name="T2">1</text:span></text:p>
          </draw:text-box>
        </draw:frame>
        <draw:frame draw:style-name="gr4" draw:text-style-name="P2" draw:layer="layout" svg:width="1.27cm" svg:height="1.114cm" svg:x="19.658cm" svg:y="3.91cm">
          <draw:text-box>
            <text:p><text:span text:style-name="T1">M</text:span><text:span text:style-name="T2">2</text:span></text:p>
          </draw:text-box>
        </draw:frame>
        <draw:line draw:style-name="gr6" draw:text-style-name="P1" draw:layer="layout" svg:x1="4.572cm" svg:y1="7.112cm" svg:x2="8.128cm" svg:y2="7.112cm">
          <text:p/>
        </draw:line>
        <draw:frame draw:style-name="gr7" draw:text-style-name="P2" draw:layer="layout" svg:width="2.032cm" svg:height="0.962cm" svg:x="3.048cm" svg:y="7.62cm">
          <draw:text-box>
            <text:p><text:span text:style-name="T1">(</text:span><text:span text:style-name="T7">p</text:span><text:span text:style-name="T2">0</text:span><text:span text:style-name="T1">,E</text:span><text:span text:style-name="T2">0</text:span><text:span text:style-name="T1">)</text:span></text:p>
          </draw:text-box>
        </draw:frame>
        <draw:frame draw:style-name="gr7" draw:text-style-name="P2" draw:layer="layout" svg:width="2.032cm" svg:height="0.962cm" svg:x="8.99cm" svg:y="8.282cm">
          <draw:text-box>
            <text:p><text:span text:style-name="T1">(0,M</text:span><text:span text:style-name="T2">A</text:span><text:span text:style-name="T1">)</text:span></text:p>
          </draw:text-box>
        </draw:frame>
        <draw:line draw:style-name="gr8" draw:text-style-name="P1" draw:layer="layout" svg:x1="19.05cm" svg:y1="6.912cm" svg:x2="24.384cm" svg:y2="6.858cm">
          <text:p/>
        </draw:line>
        <draw:line draw:style-name="gr6" draw:text-style-name="P1" draw:layer="layout" svg:x1="20.574cm" svg:y1="3.91cm" svg:x2="21.998cm" svg:y2="2.794cm">
          <text:p/>
        </draw:line>
        <draw:line draw:style-name="gr6" draw:text-style-name="P1" draw:layer="layout" svg:x1="20.873cm" svg:y1="8.89cm" svg:x2="22.506cm" svg:y2="10.16cm">
          <text:p/>
        </draw:line>
        <draw:line draw:style-name="gr6" draw:text-style-name="P1" draw:layer="layout" svg:x1="17.326cm" svg:y1="8.021cm" svg:x2="16.818cm" svg:y2="9.044cm">
          <text:p/>
        </draw:line>
        <draw:frame draw:style-name="gr7" draw:text-style-name="P2" draw:layer="layout" svg:width="3.048cm" svg:height="0.962cm" svg:x="18.95cm" svg:y="2.948cm">
          <draw:text-box>
            <text:p><text:span text:style-name="T1">(</text:span><text:span text:style-name="T7">p</text:span><text:span text:style-name="T2">2</text:span><text:span text:style-name="T1">,E</text:span><text:span text:style-name="T2">2</text:span><text:span text:style-name="T1">)</text:span></text:p>
          </draw:text-box>
        </draw:frame>
        <draw:frame draw:style-name="gr7" draw:text-style-name="P2" draw:layer="layout" svg:width="3.048cm" svg:height="0.962cm" svg:x="19.05cm" svg:y="9.144cm">
          <draw:text-box>
            <text:p><text:span text:style-name="T1">(</text:span><text:span text:style-name="T7">p</text:span><text:span text:style-name="T2">1</text:span><text:span text:style-name="T1">,E</text:span><text:span text:style-name="T2">1</text:span><text:span text:style-name="T1">)</text:span></text:p>
          </draw:text-box>
        </draw:frame>
        <draw:frame draw:style-name="gr7" draw:text-style-name="P2" draw:layer="layout" svg:width="2.54cm" svg:height="0.962cm" svg:x="16.256cm" svg:y="4.934cm">
          <draw:text-box>
            <text:p><text:span text:style-name="T1">(</text:span><text:span text:style-name="T7">p</text:span><text:span text:style-name="T2">A-1</text:span><text:span text:style-name="T1">,E</text:span><text:span text:style-name="T2">A-1</text:span><text:span text:style-name="T1">)</text:span></text:p>
          </draw:text-box>
        </draw:frame>
        <draw:path draw:style-name="gr9" draw:text-style-name="P1" draw:layer="layout" svg:width="2.463cm" svg:height="0.984cm" draw:transform="skewX (-0.173834793498635) rotate (0.893084978245498) translate (20.4892860751751cm 8.77717802039871cm)" svg:viewBox="0 0 2464 985" svg:d="M0 985c841 0 2464-985 2464-985">
          <text:p/>
        </draw:path>
        <draw:path draw:style-name="gr9" draw:text-style-name="P1" draw:layer="layout" svg:width="3.497cm" svg:height="1.352cm" draw:transform="rotate (-0.927293431584587) translate (21.336cm 3.302cm)" svg:viewBox="0 0 3498 1353" svg:d="M0 0c1270 0 3498 1353 3498 1353">
          <text:p/>
        </draw:path>
        <draw:line draw:style-name="gr9" draw:text-style-name="P1" draw:layer="layout" svg:x1="21.365cm" svg:y1="9.26cm" svg:x2="21.365cm" svg:y2="8.89cm">
          <text:p/>
        </draw:line>
        <draw:line draw:style-name="gr9" draw:text-style-name="P1" draw:layer="layout" svg:x1="21.365cm" svg:y1="9.287cm" svg:x2="21.784cm" svg:y2="9.084cm">
          <text:p/>
        </draw:line>
        <draw:line draw:style-name="gr9" draw:text-style-name="P1" draw:layer="layout" svg:x1="21.336cm" svg:y1="3.302cm" svg:x2="21.336cm" svg:y2="3.81cm">
          <text:p/>
        </draw:line>
        <draw:line draw:style-name="gr9" draw:text-style-name="P1" draw:layer="layout" svg:x1="21.336cm" svg:y1="3.302cm" svg:x2="21.836cm" svg:y2="3.556cm">
          <text:p/>
        </draw:line>
        <draw:frame draw:style-name="gr10" draw:text-style-name="P4" draw:layer="layout" svg:width="1.27cm" svg:height="1.114cm" svg:x="22.052cm" svg:y="7.52cm">
          <draw:text-box>
            <text:p text:style-name="P3"><text:span text:style-name="T8">θ</text:span><text:span text:style-name="T9">1</text:span></text:p>
          </draw:text-box>
        </draw:frame>
        <draw:frame draw:style-name="gr10" draw:text-style-name="P4" draw:layer="layout" svg:width="1.27cm" svg:height="1.114cm" svg:x="22.098cm" svg:y="4.572cm">
          <draw:text-box>
            <text:p text:style-name="P3"><text:span text:style-name="T8">θ</text:span><text:span text:style-name="T9">1</text:span></text:p>
          </draw:text-box>
        </draw:frame>
        <draw:frame draw:style-name="gr11" draw:text-style-name="P6" draw:layer="layout" svg:width="4.318cm" svg:height="0.988cm" svg:x="4.826cm" svg:y="0.79cm">
          <draw:text-box>
            <text:p text:style-name="P5"><text:span text:style-name="T10">Initial State</text:span></text:p>
          </draw:text-box>
        </draw:frame>
        <draw:frame draw:style-name="gr11" draw:text-style-name="P6" draw:layer="layout" svg:width="4.318cm" svg:height="0.988cm" svg:x="17.526cm" svg:y="0.79cm">
          <draw:text-box>
            <text:p text:style-name="P5"><text:span text:style-name="T10">Final Stat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1-23T14:24:05.127424738</meta:creation-date>
    <dc:date>2025-01-23T14:55:36.341008735</dc:date>
    <meta:editing-duration>PT8M9S</meta:editing-duration>
    <meta:editing-cycles>1</meta:editing-cycles>
    <meta:document-statistic meta:object-count="53"/>
    <meta:generator>LibreOffice/6.0.7.3$Linux_X86_64 LibreOffice_project/00m0$Build-3</meta:generator>
  </office:meta>
</office:document-meta>
</file>